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.147cm" fo:min-width="7.6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4.96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4.96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828cm" fo:min-width="2.01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19cm" fo:min-width="2.016cm"/>
      <style:paragraph-properties style:writing-mode="lr-tb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0.604cm" fo:min-width="1.2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4.834cm"/>
      <style:paragraph-properties style:writing-mode="lr-tb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1.02cm" fo:min-width="4.5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5.08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7.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39cm" fo:min-width="1.65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2.554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766cm" fo:min-width="1.6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18" style:family="graphic" style:parent-style-name="standard">
      <style:graphic-properties draw:fill-color="#1c1c1c" draw:textarea-horizontal-align="justify" draw:textarea-vertical-align="middle" draw:auto-grow-height="false" fo:min-height="0.888cm" fo:min-width="1.41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2.194cm"/>
      <style:paragraph-properties style:writing-mode="lr-tb"/>
    </style:style>
    <style:style style:name="gr20" style:family="graphic" style:parent-style-name="standard">
      <style:graphic-properties draw:fill-color="#111111" draw:textarea-horizontal-align="justify" draw:textarea-vertical-align="middle" draw:auto-grow-height="false" fo:min-height="1.187cm" fo:min-width="1.74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93cm" fo:min-width="6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401cm" fo:min-width="3.691cm"/>
      <style:paragraph-properties style:writing-mode="lr-tb"/>
    </style:style>
    <style:style style:name="gr23" style:family="graphic" style:parent-style-name="standard">
      <style:graphic-properties draw:fill-color="#1e6a39" draw:textarea-horizontal-align="justify" draw:textarea-vertical-align="middle" draw:auto-grow-height="false" fo:min-height="1.528cm" fo:min-width="3.056cm"/>
      <style:paragraph-properties style:writing-mode="lr-tb"/>
    </style:style>
    <style:style style:name="gr24" style:family="graphic" style:parent-style-name="standard">
      <style:graphic-properties draw:fill-color="#ffffd7" draw:textarea-horizontal-align="justify" draw:textarea-vertical-align="middle" draw:auto-grow-height="false" fo:min-height="0.648cm" fo:min-width="2.016cm"/>
      <style:paragraph-properties style:writing-mode="lr-tb"/>
    </style:style>
    <style:style style:name="gr25" style:family="graphic" style:parent-style-name="standard">
      <style:graphic-properties draw:fill-color="#ffffd7" draw:textarea-horizontal-align="justify" draw:textarea-vertical-align="middle" draw:auto-grow-height="false" fo:min-height="0.739cm" fo:min-width="2.016cm"/>
      <style:paragraph-properties style:writing-mode="lr-tb"/>
    </style:style>
    <style:style style:name="gr26" style:family="graphic" style:parent-style-name="standard">
      <style:graphic-properties draw:fill-color="#dee7e5" draw:textarea-horizontal-align="justify" draw:textarea-vertical-align="middle" draw:auto-grow-height="false" fo:min-height="1.02cm" fo:min-width="3.94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401cm" fo:min-width="4.73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4.5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08cm" fo:min-width="3.003cm"/>
      <style:paragraph-properties style:writing-mode="lr-tb"/>
    </style:style>
    <style:style style:name="gr30" style:family="graphic" style:parent-style-name="standard">
      <style:graphic-properties draw:fill-color="#a7074b" draw:textarea-horizontal-align="justify" draw:textarea-vertical-align="middle" draw:auto-grow-height="false" fo:min-height="1.348cm" fo:min-width="1.578cm"/>
      <style:paragraph-properties style:writing-mode="lr-tb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80008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1c1c1c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d7"/>
    </style:style>
    <style:style style:name="P9" style:family="paragraph">
      <loext:graphic-properties draw:fill-color="#468a1a"/>
      <style:paragraph-properties fo:text-align="center"/>
      <style:text-properties fo:color="#ffffd7"/>
    </style:style>
    <style:style style:name="P10" style:family="paragraph">
      <loext:graphic-properties draw:fill-color="#111111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1e6a39"/>
      <style:paragraph-properties fo:text-align="center"/>
    </style:style>
    <style:style style:name="P12" style:family="paragraph">
      <loext:graphic-properties draw:fill-color="#ffffd7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dee7e5"/>
      <style:paragraph-properties fo:text-align="center"/>
    </style:style>
    <style:style style:name="P14" style:family="paragraph">
      <loext:graphic-properties draw:fill-color="#a7074b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d7"/>
    </style:style>
    <style:style style:name="T4" style:family="text">
      <style:text-properties fo:color="#ffffd7" fo:font-weight="bold" style:font-weight-asian="bold" style:font-weight-complex="bold"/>
    </style:style>
    <style:style style:name="T5" style:family="text">
      <style:text-properties fo:color="#fff5c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8.128cm" svg:height="1.397cm" svg:x="6.334cm" svg:y="25.543cm">
          <text:p text:style-name="P1"><text:span text:style-name="T1">Da</text:span><text:span text:style-name="T1">wn </text:span><text:span text:style-name="T1">Wal</text:span><text:span text:style-name="T1">l of </text:span><text:span text:style-name="T1">El </text:span><text:span text:style-name="T1">Cap</text:span><text:span text:style-name="T1">itan</text:span></text:p>
          <text:p text:style-name="P1"><text:span text:style-name="T1">To</text:span><text:span text:style-name="T1">mm</text:span><text:span text:style-name="T1">y </text:span><text:span text:style-name="T1">Cal</text:span><text:span text:style-name="T1">dwe</text:span><text:span text:style-name="T1">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5.08cm" svg:height="1.397cm" svg:x="14.589cm" svg:y="23.479cm">
          <text:p text:style-name="P3">Birthday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842cm" svg:height="1.397cm" svg:x="13.7cm" svg:y="21.32cm">
          <text:p text:style-name="P3">Push the kidnapper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5.461cm" svg:height="1.524cm" draw:transform="rotate (0.0127409035395586) translate (1.762cm 23.479cm)">
          <text:p text:style-name="P3">Ambition</text:p>
          <draw:enhanced-geometry svg:viewBox="0 0 21600 21600" draw:type="rectangle" draw:enhanced-path="M 0 0 L 21600 0 21600 21600 0 21600 0 0 Z N"/>
        </draw:custom-shape>
        <draw:custom-shape draw:style-name="gr5" draw:text-style-name="P3" xml:id="id16" draw:id="id16" draw:layer="layout" svg:width="5.461cm" svg:height="1.397cm" svg:x="1.889cm" svg:y="20.685cm">
          <text:p text:style-name="P3">kidnapped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6.621cm" svg:y1="21.32cm" svg:x2="18.145cm" svg:y2="19.415cm" draw:start-shape="id1" draw:start-glue-point="0" draw:end-shape="id2" draw:end-glue-point="8" svg:d="M16621 21320c0-1428 1524-476 1524-1905" svg:viewBox="0 0 1525 1906">
          <text:p/>
        </draw:connector>
        <draw:connector draw:style-name="gr6" draw:text-style-name="P4" draw:layer="layout" draw:type="curve" svg:x1="16.621cm" svg:y1="21.32cm" svg:x2="13.827cm" svg:y2="19.796cm" draw:start-shape="id1" draw:start-glue-point="0" draw:end-shape="id3" draw:end-glue-point="8" svg:d="M16621 21320c0-1143-2794-381-2794-1524" svg:viewBox="0 0 2795 1525">
          <text:p/>
        </draw:connector>
        <draw:custom-shape draw:style-name="gr7" draw:text-style-name="P5" xml:id="id2" draw:id="id2" draw:layer="layout" svg:width="3.556cm" svg:height="1.524cm" svg:x="16.367cm" svg:y="17.891cm">
          <text:p text:style-name="P3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" draw:id="id3" draw:layer="layout" svg:width="3.556cm" svg:height="1.651cm" svg:x="12.049cm" svg:y="18.145cm">
          <text:p text:style-name="P3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18.145cm" svg:y1="17.891cm" svg:x2="18.463cm" svg:y2="17.002cm" draw:start-shape="id2" draw:start-glue-point="4" draw:end-shape="id4" draw:end-glue-point="5" svg:d="M18145 17891c0-666 318-222 318-889" svg:viewBox="0 0 319 890">
          <text:p/>
        </draw:connector>
        <draw:custom-shape draw:style-name="gr9" draw:text-style-name="P7" xml:id="id4" draw:id="id4" draw:layer="layout" svg:width="3.175cm" svg:height="1.524cm" svg:x="16.875cm" svg:y="15.478cm">
          <text:p text:style-name="P6"><text:span text:style-name="T2">Game</text:span></text:p>
          <text:p text:style-name="P6"><text:span text:style-name="T2">ov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4" draw:layer="layout" draw:type="line" svg:x1="13.827cm" svg:y1="18.145cm" svg:x2="13.573cm" svg:y2="17.256cm" draw:start-shape="id3" draw:start-glue-point="4" draw:end-shape="id5" svg:d="M13827 18145l-254-889" svg:viewBox="0 0 255 890">
          <text:p/>
        </draw:connector>
        <draw:custom-shape draw:style-name="gr10" draw:text-style-name="P3" xml:id="id5" draw:id="id5" draw:layer="layout" svg:width="5.334cm" svg:height="1.143cm" svg:x="10.906cm" svg:y="16.113cm">
          <text:p text:style-name="P3">Stay alive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5.08cm" svg:height="1.27cm" svg:x="1.635cm" svg:y="18.399cm">
          <text:p text:style-name="P8"><text:span text:style-name="T3">Get married 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4.175cm" svg:y1="18.399cm" svg:x2="4.683cm" svg:y2="17.002cm" draw:start-shape="id6" draw:start-glue-point="0" draw:end-shape="id7" svg:d="M4175 18399c0-1048 508-350 508-1397" svg:viewBox="0 0 509 1398">
          <text:p/>
        </draw:connector>
        <draw:custom-shape draw:style-name="gr12" draw:text-style-name="P3" xml:id="id24" draw:id="id24" draw:layer="layout" svg:width="5.588cm" svg:height="0.889cm" svg:x="10.525cm" svg:y="10.144cm">
          <text:p text:style-name="P3">Who climb first</text:p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7.62cm" svg:height="1.397cm" svg:x="0.873cm" svg:y="15.605cm">
          <text:p text:style-name="P3">Lose his fing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0.906cm" svg:y1="16.684cm" svg:x2="6.715cm" svg:y2="19.034cm" draw:start-shape="id5" draw:start-glue-point="3" draw:end-shape="id6" draw:end-glue-point="1" svg:d="M10906 16684c-3142 0-1047 2350-4191 2350" svg:viewBox="0 0 4192 2351">
          <text:p/>
        </draw:connector>
        <draw:custom-shape draw:style-name="gr14" draw:text-style-name="P3" xml:id="id9" draw:id="id9" draw:layer="layout" svg:width="3.048cm" svg:height="1.397cm" svg:x="5.445cm" svg:y="12.303cm">
          <text:p text:style-name="P3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" draw:id="id8" draw:layer="layout" svg:width="3.048cm" svg:height="1.397cm" svg:x="1.635cm" svg:y="12.43cm">
          <text:p text:style-name="P3">Give-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4.683cm" svg:y1="15.605cm" svg:x2="3.159cm" svg:y2="13.827cm" draw:start-shape="id7" draw:start-glue-point="0" draw:end-shape="id8" draw:end-glue-point="8" svg:d="M4683 15605c0-1333-1524-445-1524-1778" svg:viewBox="0 0 1525 1779">
          <text:p/>
        </draw:connector>
        <draw:connector draw:style-name="gr6" draw:text-style-name="P4" draw:layer="layout" draw:type="curve" svg:x1="4.683cm" svg:y1="15.605cm" svg:x2="6.969cm" svg:y2="13.7cm" draw:start-shape="id7" draw:start-glue-point="0" draw:end-shape="id9" draw:end-glue-point="8" svg:d="M4683 15605c0-1429 2286-477 2286-1905" svg:viewBox="0 0 2287 1906">
          <text:p/>
        </draw:connector>
        <draw:connector draw:style-name="gr6" draw:text-style-name="P4" draw:layer="layout" draw:type="curve" svg:x1="6.969cm" svg:y1="12.303cm" svg:x2="7.223cm" svg:y2="11.668cm" draw:start-shape="id9" draw:start-glue-point="4" draw:end-shape="id10" draw:end-glue-point="8" svg:d="M6969 12303c0-475 254-158 254-635" svg:viewBox="0 0 255 636">
          <text:p/>
        </draw:connector>
        <draw:custom-shape draw:style-name="gr15" draw:text-style-name="P3" xml:id="id10" draw:id="id10" draw:layer="layout" svg:width="4.318cm" svg:height="2.032cm" svg:x="5.064cm" svg:y="9.636cm">
          <text:p text:style-name="P3">Divorced his</text:p>
          <text:p text:style-name="P3">Wif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9.382cm" svg:y1="10.652cm" svg:x2="5.191cm" svg:y2="8.366cm" draw:start-shape="id10" draw:start-glue-point="10" draw:end-shape="id11" draw:end-glue-point="6" svg:d="M9382 10652c753 0 628-825-608-1158s-3583-174-3583-1128" svg:viewBox="0 0 4659 2287">
          <text:p/>
        </draw:connector>
        <draw:custom-shape draw:style-name="gr16" draw:text-style-name="P5" xml:id="id11" draw:id="id11" draw:layer="layout" svg:width="4.318cm" svg:height="2.032cm" svg:x="3.032cm" svg:y="6.334cm">
          <text:p text:style-name="P3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13" draw:id="id13" draw:layer="layout" svg:width="4.064cm" svg:height="2.032cm" svg:x="0.492cm" svg:y="4.683cm">
          <text:p text:style-name="P3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7" xml:id="id12" draw:id="id12" draw:layer="layout" svg:width="3.413cm" svg:height="2.032cm" svg:x="0.254cm" svg:y="9.509cm">
          <text:p text:style-name="P6"><text:span text:style-name="T2">Game </text:span></text:p>
          <text:p text:style-name="P6"><text:span text:style-name="T2">ove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4" draw:layer="layout" draw:type="curve" draw:line-skew="0.95cm" svg:x1="1.635cm" svg:y1="13.129cm" svg:x2="0.68cm" svg:y2="10.525cm" draw:start-shape="id8" draw:start-glue-point="6" draw:end-shape="id12" draw:end-glue-point="6" svg:d="M1635 13129c-1399 0-922-2604-955-2604" svg:viewBox="0 0 1009 2605">
          <text:p/>
        </draw:connector>
        <draw:connector draw:style-name="gr6" draw:text-style-name="P4" draw:layer="layout" draw:type="curve" svg:x1="5.064cm" svg:y1="10.652cm" svg:x2="2.524cm" svg:y2="6.715cm" draw:start-shape="id10" draw:start-glue-point="6" draw:end-shape="id13" draw:end-glue-point="6" svg:d="M5064 10652c-1694 0-2540-1312-2540-3937" svg:viewBox="0 0 2541 3938">
          <text:p/>
        </draw:connector>
        <draw:connector draw:style-name="gr6" draw:text-style-name="P4" draw:layer="layout" draw:type="curve" svg:x1="2.524cm" svg:y1="4.683cm" svg:x2="3.413cm" svg:y2="2.651cm" draw:start-shape="id13" draw:start-glue-point="4" draw:end-shape="id14" draw:end-glue-point="8" svg:d="M2524 4683c0-1522 889-507 889-2032" svg:viewBox="0 0 890 2033">
          <text:p/>
        </draw:connector>
        <draw:custom-shape draw:style-name="gr19" draw:text-style-name="P3" xml:id="id14" draw:id="id14" draw:layer="layout" svg:width="3.81cm" svg:height="1.524cm" svg:x="1.508cm" svg:y="1.127cm">
          <text:p text:style-name="P3">Find part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5" draw:id="id15" draw:layer="layout" svg:width="3.177cm" svg:height="2.031cm" draw:transform="skewX (-0.0378736447682769) rotate (-0.0378736447682775) translate (4.302cm 2.784cm)">
          <text:p text:style-name="P6"><text:span text:style-name="T2">Normal</text:span></text:p>
          <text:p text:style-name="P6"><text:span text:style-name="T2">lif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5.191cm" svg:y1="6.334cm" svg:x2="5.891cm" svg:y2="4.879cm" draw:start-shape="id11" draw:start-glue-point="4" draw:end-shape="id15" draw:end-glue-point="8" svg:d="M5191 6334c0-1090 700-363 700-1455" svg:viewBox="0 0 701 1456">
          <text:p/>
        </draw:connector>
        <draw:connector draw:style-name="gr6" draw:text-style-name="P4" xml:id="id19" draw:id="id19" draw:layer="layout" draw:type="curve" svg:x1="4.619cm" svg:y1="22.082cm" svg:x2="4.619cm" svg:y2="22.082cm" draw:start-shape="id16" draw:start-glue-point="2" draw:end-shape="id16" draw:end-glue-point="2" svg:d="M4619 22082z" svg:viewBox="0 0 1 1">
          <text:p/>
        </draw:connector>
        <draw:connector draw:style-name="gr6" draw:text-style-name="P4" draw:layer="layout" draw:type="line" svg:x1="14.589cm" svg:y1="24.177cm" svg:x2="7.232cm" svg:y2="24.171cm" draw:start-shape="id17" draw:start-glue-point="3" draw:end-shape="id18" draw:end-glue-point="1" svg:d="M14589 24177l-7357-6" svg:viewBox="0 0 7358 7">
          <text:p/>
        </draw:connector>
        <draw:connector draw:style-name="gr6" draw:text-style-name="P4" draw:layer="layout" draw:type="curve" svg:x1="4.492cm" svg:y1="23.444cm" svg:x2="4.619cm" svg:y2="22.082cm" draw:start-shape="id18" draw:start-glue-point="0" draw:end-shape="id19" draw:end-glue-point="0" svg:d="M4492 23444c0-1047 127-366 127-1362" svg:viewBox="0 0 128 1363">
          <text:p/>
        </draw:connector>
        <draw:connector draw:style-name="gr6" draw:text-style-name="P4" draw:layer="layout" draw:type="curve" svg:x1="7.35cm" svg:y1="21.383cm" svg:x2="13.7cm" svg:y2="22.018cm" draw:start-shape="id16" draw:start-glue-point="1" draw:end-shape="id1" draw:end-glue-point="3" svg:d="M7350 21383c4762 0 1588 635 6350 635" svg:viewBox="0 0 6351 636">
          <text:p/>
        </draw:connector>
        <draw:line draw:style-name="gr6" draw:text-style-name="P4" draw:layer="layout" svg:x1="5.318cm" svg:y1="2.016cm" svg:x2="7.477cm" svg:y2="2.016cm">
          <text:p/>
        </draw:line>
        <draw:connector draw:style-name="gr6" draw:text-style-name="P4" draw:layer="layout" draw:type="curve" svg:x1="14.462cm" svg:y1="26.241cm" svg:x2="17.129cm" svg:y2="24.876cm" draw:start-shape="id20" draw:start-glue-point="1" draw:end-shape="id17" draw:end-glue-point="2" svg:d="M14462 26241c1778 0 2667-455 2667-1365" svg:viewBox="0 0 2668 1366">
          <text:p/>
        </draw:connector>
        <draw:custom-shape draw:style-name="gr21" draw:text-style-name="P3" xml:id="id21" draw:id="id21" draw:layer="layout" svg:width="6.858cm" svg:height="1.143cm" svg:x="7.477cm" svg:y="1.127cm">
          <text:p text:style-name="P3">Tommy / and his partner</text:p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4.191cm" svg:height="1.651cm" svg:x="8.239cm" svg:y="3.159cm">
          <text:p text:style-name="P3">Start climbing </text:p>
          <draw:enhanced-geometry svg:viewBox="0 0 21600 21600" draw:type="rectangle" draw:enhanced-path="M 0 0 L 21600 0 21600 21600 0 21600 0 0 Z N"/>
        </draw:custom-shape>
        <draw:custom-shape draw:style-name="gr23" draw:text-style-name="P11" xml:id="id23" draw:id="id23" draw:layer="layout" svg:width="3.556cm" svg:height="1.778cm" svg:x="8.493cm" svg:y="6.588cm">
          <text:p text:style-name="P3"><text:span text:style-name="T3">Pitch 15 </text:span></text:p>
          <text:p text:style-name="P3"><text:span text:style-name="T3">Challenge</text:span> 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0.906cm" svg:y1="2.27cm" svg:x2="10.334cm" svg:y2="3.159cm" draw:start-shape="id21" draw:start-glue-point="2" draw:end-shape="id22" draw:end-glue-point="0" svg:d="M10906 2270l-572 889" svg:viewBox="0 0 573 890">
          <text:p/>
        </draw:connector>
        <draw:connector draw:style-name="gr6" draw:text-style-name="P4" draw:layer="layout" draw:type="line" svg:x1="10.334cm" svg:y1="4.81cm" svg:x2="10.271cm" svg:y2="6.588cm" draw:start-shape="id22" draw:start-glue-point="2" draw:end-shape="id23" draw:end-glue-point="0" svg:d="M10334 4810l-63 1778" svg:viewBox="0 0 64 1779">
          <text:p/>
        </draw:connector>
        <draw:custom-shape draw:style-name="gr24" draw:text-style-name="P12" xml:id="id25" draw:id="id25" draw:layer="layout" svg:width="3.556cm" svg:height="1.27cm" svg:x="9.255cm" svg:y="13.192cm">
          <text:p text:style-name="P6"><text:span text:style-name="T2">Tom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6" draw:id="id26" draw:layer="layout" svg:width="3.556cm" svg:height="1.397cm" svg:x="13.7cm" svg:y="12.938cm">
          <text:p text:style-name="P6"><text:span text:style-name="T2">Ke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13.319cm" svg:y1="11.033cm" svg:x2="11.033cm" svg:y2="13.192cm" draw:start-shape="id24" draw:start-glue-point="2" draw:end-shape="id25" draw:end-glue-point="4" svg:d="M13319 11033c0 1618-2286 539-2286 2159" svg:viewBox="0 0 2287 2160">
          <text:p/>
        </draw:connector>
        <draw:connector draw:style-name="gr6" draw:text-style-name="P4" draw:layer="layout" draw:type="curve" svg:x1="13.319cm" svg:y1="11.033cm" svg:x2="15.478cm" svg:y2="12.938cm" draw:start-shape="id24" draw:start-glue-point="2" draw:end-shape="id26" draw:end-glue-point="4" svg:d="M13319 11033c0 1428 2159 476 2159 1905" svg:viewBox="0 0 2160 1906">
          <text:p/>
        </draw:connector>
        <draw:custom-shape draw:style-name="gr26" draw:text-style-name="P13" xml:id="id27" draw:id="id27" draw:layer="layout" svg:width="4.445cm" svg:height="1.27cm" svg:x="15.986cm" svg:y="0.619cm">
          <text:p text:style-name="P3">Keep climbing 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033cm" svg:y1="14.462cm" svg:x2="20.431cm" svg:y2="1.254cm" draw:start-shape="id25" draw:start-glue-point="8" draw:end-shape="id27" draw:end-glue-point="1" svg:d="M11033 14462v502h9898v-13710h-500" svg:viewBox="0 0 9899 13711">
          <text:p/>
        </draw:connector>
        <draw:connector draw:style-name="gr6" draw:text-style-name="P4" draw:layer="layout" svg:x1="17.256cm" svg:y1="13.637cm" svg:x2="20.488cm" svg:y2="6.016cm" draw:start-shape="id26" draw:start-glue-point="10" draw:end-shape="id28" draw:end-glue-point="1" svg:d="M17256 13637h3735v-7621h-503" svg:viewBox="0 0 3736 7622">
          <text:p/>
        </draw:connector>
        <draw:custom-shape draw:style-name="gr27" draw:text-style-name="P3" xml:id="id28" draw:id="id28" draw:layer="layout" svg:width="5.239cm" svg:height="1.651cm" draw:transform="skewX (-0.00331612557878923) translate (15.246cm 5.191cm)">
          <text:p text:style-name="P3">Fail keep trying </text:p>
          <draw:enhanced-geometry svg:viewBox="0 0 21600 21600" draw:type="rectangle" draw:enhanced-path="M 0 0 L 21600 0 21600 21600 0 21600 0 0 Z N"/>
        </draw:custom-shape>
        <draw:custom-shape draw:style-name="gr28" draw:text-style-name="P3" xml:id="id29" draw:id="id29" draw:layer="layout" svg:width="5.08cm" svg:height="1.524cm" svg:x="15.097cm" svg:y="2.651cm">
          <text:p text:style-name="P3">Return </text:p>
          <text:p text:style-name="P3">Back for partn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8.208cm" svg:y1="1.889cm" svg:x2="17.637cm" svg:y2="2.651cm" draw:start-shape="id27" draw:start-glue-point="2" draw:end-shape="id29" draw:end-glue-point="0" svg:d="M18208 1889c0 571-571 191-571 762" svg:viewBox="0 0 572 763">
          <text:p/>
        </draw:connector>
        <draw:custom-shape draw:style-name="gr29" draw:text-style-name="P3" xml:id="id30" draw:id="id30" draw:layer="layout" svg:width="4.953cm" svg:height="1.778cm" svg:x="13.319cm" svg:y="7.731cm">
          <text:p text:style-name="P3">He succeed</text:p>
          <text:p text:style-name="P3">Tommy sup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17.87cm" svg:y1="6.842cm" svg:x2="15.796cm" svg:y2="7.731cm" draw:start-shape="id28" draw:start-glue-point="2" draw:end-shape="id30" draw:end-glue-point="4" svg:d="M17870 6842c0 666-2074 222-2074 889" svg:viewBox="0 0 2075 890">
          <text:p/>
        </draw:connector>
        <draw:custom-shape draw:style-name="gr30" draw:text-style-name="P14" xml:id="id31" draw:id="id31" draw:layer="layout" svg:width="3.302cm" svg:height="2.54cm" svg:x="16.875cm" svg:y="9.89cm">
          <text:p text:style-name="P6"><text:span text:style-name="T4">Reach</text:span><text:span text:style-name="T2"> </text:span></text:p>
          <text:p text:style-name="P6"><text:span text:style-name="T5">The</text:span><text:span text:style-name="T2"> </text:span><text:span text:style-name="T4">to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4" draw:layer="layout" draw:type="curve" draw:line-skew="-0.34cm" svg:x1="18.272cm" svg:y1="8.62cm" svg:x2="20.177cm" svg:y2="11.16cm" draw:start-shape="id30" draw:start-glue-point="10" draw:end-shape="id31" draw:end-glue-point="7" svg:d="M18272 8620c3100 0 2148 2540 1905 2540" svg:viewBox="0 0 2235 2541">
          <text:p/>
        </draw:connector>
        <draw:connector draw:style-name="gr6" draw:text-style-name="P4" draw:layer="layout" draw:type="curve" draw:line-skew="0.563cm" svg:x1="15.097cm" svg:y1="3.413cm" svg:x2="13.319cm" svg:y2="8.62cm" draw:start-shape="id29" draw:start-glue-point="3" draw:end-shape="id30" draw:end-glue-point="6" svg:d="M15097 3413c-2575 0-1687 5207-1778 5207" svg:viewBox="0 0 1856 5208">
          <text:p/>
        </draw:connector>
        <draw:connector draw:style-name="gr6" draw:text-style-name="P4" draw:layer="layout" draw:type="curve" svg:x1="10.271cm" svg:y1="8.366cm" svg:x2="13.319cm" svg:y2="10.144cm" draw:start-shape="id23" draw:start-glue-point="2" draw:end-shape="id24" draw:end-glue-point="0" svg:d="M10271 8366c0 1333 3048 445 3048 1778" svg:viewBox="0 0 3049 17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4:53:30.874001832</meta:creation-date>
    <dc:date>2021-06-02T17:58:29.846687262</dc:date>
    <meta:editing-duration>PT10M6S</meta:editing-duration>
    <meta:editing-cycles>2</meta:editing-cycles>
    <meta:generator>LibreOffice/6.4.7.2$Linux_X86_64 LibreOffice_project/40$Build-2</meta:generator>
    <meta:document-statistic meta:object-count="61"/>
  </office:meta>
</office:document-meta>
</file>